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800000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03296729" text:style-name="L1">
        <text:list-item>
          <text:p text:style-name="P3">Требования к приложению, которое выполняется на BAS:</text:p>
          <text:list>
            <text:list-item>
              <text:p text:style-name="P2">Язык приложения – python.</text:p>
            </text:list-item>
            <text:list-item>
              <text:p text:style-name="P2">Приложение должно поддерживать как SOAP-методы, так и обычные pythonic методы.</text:p>
            </text:list-item>
            <text:list-item>
              <text:p text:style-name="P2">Приложение должно поддерживать разные типы конфигурации (глобальная конфигурация сервера, которая храниться в БД, конфигурация приложения, которая храниться в БД, конфигурация приложения, которая храниться локально на каждой ноде сервера).</text:p>
            </text:list-item>
          </text:list>
        </text:list-item>
      </text:list>
      <text:p text:style-name="Standard"/>
      <text:list xml:id="list717804540" text:continue-numbering="true" text:style-name="L1">
        <text:list-item>
          <text:p text:style-name="P3">Требования к серверу приложений BAS:</text:p>
          <text:list>
            <text:list-item>
              <text:p text:style-name="P2">Должен хранить информацию о приложениях.</text:p>
            </text:list-item>
            <text:list-item>
              <text:p text:style-name="P2">Должен выполнять хранимые приложения.</text:p>
            </text:list-item>
            <text:list-item>
              <text:p text:style-name="P2">Должен поддерживать как не зашифрованный, так и зашифрованный транспорт (HTTP, HTTPS).</text:p>
            </text:list-item>
            <text:list-item>
              <text:p text:style-name="P1"><text:span text:style-name="T1">Должен иметь системное приложение для управления сервером и приложениями, хранимые сервером (транспорт приложения должен задаваться глобальным конфигом – HTTP или HTTPS)</text:span>, <text:span text:style-name="T2">а также для получения информации о состоянии сервера приложений.</text:span></text:p>
            </text:list-item>
            <text:list-item>
              <text:p text:style-name="P2">Должен поддерживать сбор статистики о выполении приложений (задается для каждого приложения отдельно).</text:p>
            </text:list-item>
            <text:list-item>
              <text:p text:style-name="P2">Должен поддерживать логирование входных и выходных данных <text:s/>при вызове методов приложений (задается для каждого метода каждого приложения отдельно).</text:p>
            </text:list-item>
            <text:list-item>
              <text:p text:style-name="P2">Должен иметь кластерную структуру. Каждый кластер – отдельный логический сервер (имеет свой TCP порт), который состоит из одной или больше нод (BAS node).</text:p>
            </text:list-item>
            <text:list-item>
              <text:p text:style-name="P2">Должен вестись журнал событий, которые происходят на кажной ноде каждого класстера BAS.</text:p>
            </text:list-item>
            <text:list-item>
              <text:p text:style-name="P1">Должен иметь интерфейс управления – Web-консоль.</text:p>
            </text:list-item>
          </text:list>
        </text:list-item>
      </text:list>
      <text:p text:style-name="Standard"/>
      <text:list xml:id="list2016457470" text:continue-numbering="true" text:style-name="L1">
        <text:list-item>
          <text:p text:style-name="P3">Требование к Web-консоли BAC (интерфейс управления):</text:p>
          <text:list>
            <text:list-item>
              <text:p text:style-name="P1">Вход в консоль должен выполняться через аутентификацию клиентов.</text:p>
            </text:list-item>
            <text:list-item>
              <text:p text:style-name="P1">Должна быть представлена информация о всех кластерах (логических серверах), которые входят в BAS.</text:p>
            </text:list-item>
            <text:list-item>
              <text:p text:style-name="P1">Для каждого кластера должна быть представлена информация о всех его нодах (статус, уровень загружености системы и т.п.) и глобальных настройках кластера.</text:p>
            </text:list-item>
            <text:list-item>
              <text:p text:style-name="P1">Должна быть представлена информация о всех приложениях (в разрезе кластера), хранимых на BAS (в т.ч. неактивных) – статистика в разрезе ноды и вцелом. </text:p>
            </text:list-item>
            <text:list-item>
              <text:p text:style-name="P1">Должна быть предоставлена информация о входных и выходных параметрах методов приложений.</text:p>
            </text:list-item>
            <text:list-item>
              <text:p text:style-name="P1">Должна быть возможность добавить/удалить кластер (логический сервер).</text:p>
            </text:list-item>
            <text:list-item>
              <text:p text:style-name="P1">Должна быть возможность добавить/удалить ноду в кластере.</text:p>
            </text:list-item>
            <text:list-item>
              <text:p text:style-name="P1">Должна быть возможность редактировать параметры кластера.</text:p>
            </text:list-item>
            <text:list-item>
              <text:p text:style-name="P1">Должна быть возможность создавать/редактировать/удалять конфигурационные параметры (глобальные и для приложения).</text:p>
            </text:list-item>
            <text:list-item>
              <text:p text:style-name="P1">Должна быть возможность установить/убрать признак сбора статистики с приложения.</text:p>
            </text:list-item>
            <text:list-item>
              <text:p text:style-name="P1">Должна быть возможность установить/убрать признак логирования входных/выходных параметров методов приложений (для каждого метода).</text:p>
            </text:list-item>
            <text:list-item>
              <text:p text:style-name="P1">Должна быть возможность вызова метода приложения (SOAP) c консоли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Константин Андрусенко</meta:initial-creator>
    <meta:creation-date>2010-02-15T17:20:25</meta:creation-date>
    <dc:date>2010-04-11T08:42:42</dc:date>
    <dc:creator>Константин Андрусенко</dc:creator>
    <meta:editing-duration>PT12H42M31S</meta:editing-duration>
    <meta:editing-cycles>10</meta:editing-cycles>
    <meta:generator>OpenOffice.org/3.1$Linux OpenOffice.org_project/310m19$Build-9420</meta:generator>
    <meta:document-statistic meta:table-count="0" meta:image-count="0" meta:object-count="0" meta:page-count="1" meta:paragraph-count="27" meta:word-count="345" meta:character-count="2601"/>
  </office:meta>
</office:document-meta>
</file>